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12C8F6DA9539D80CD08.png" manifest:media-type="image/png"/>
  <manifest:file-entry manifest:full-path="Pictures/10000000000001120000012987AA946B15B373FE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5" style:family="table" style:master-page-name="First_20_Page">
      <style:table-properties style:width="18.018cm" fo:margin-left="0.019cm" fo:margin-right="-0.035cm" fo:margin-top="0cm" fo:margin-bottom="0cm" style:page-number="auto" table:align="margins"/>
    </style:style>
    <style:style style:name="Taula5.A" style:family="table-column">
      <style:table-column-properties style:column-width="3.267cm" style:rel-column-width="11881*"/>
    </style:style>
    <style:style style:name="Taula5.B" style:family="table-column">
      <style:table-column-properties style:column-width="14.751cm" style:rel-column-width="53654*"/>
    </style:style>
    <style:style style:name="Taula5.1" style:family="table-row">
      <style:table-row-properties style:min-row-height="0.767cm"/>
    </style:style>
    <style:style style:name="Taula5.A1" style:family="table-cell">
      <style:table-cell-properties style:vertical-align="middle" fo:background-color="#999999" fo:padding="0.049cm" fo:border-left="1pt solid #808080" fo:border-right="none" fo:border-top="1pt solid #808080" fo:border-bottom="1pt solid #808080">
        <style:background-image/>
      </style:table-cell-properties>
    </style:style>
    <style:style style:name="Taula5.B1" style:family="table-cell">
      <style:table-cell-properties style:vertical-align="middle" fo:background-color="#999999" fo:padding="0.049cm" fo:border="1pt solid #808080">
        <style:background-image/>
      </style:table-cell-properties>
    </style:style>
    <style:style style:name="Taula5.2" style:family="table-row">
      <style:table-row-properties style:min-row-height="0.852cm"/>
    </style:style>
    <style:style style:name="Taula5.A2" style:family="table-cell">
      <style:table-cell-properties style:vertical-align="middle" fo:padding="0cm" fo:border-left="none" fo:border-right="none" fo:border-top="1pt solid #808080" fo:border-bottom="none"/>
    </style:style>
    <style:style style:name="P1" style:family="paragraph" style:parent-style-name="Standard">
      <style:paragraph-properties fo:margin-left="1.138cm" fo:margin-right="0cm" fo:margin-top="0cm" fo:margin-bottom="0cm" loext:contextual-spacing="false" fo:text-indent="0cm" style:auto-text-indent="false"/>
      <style:text-properties style:font-name="Helvetica" fo:font-size="7pt" fo:language="ca" fo:country="ES" fo:font-weight="bold" style:font-size-asian="7pt" style:font-weight-asian="bold" style:font-size-complex="7pt" style:font-weight-complex="bold"/>
    </style:style>
    <style:style style:name="P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808080" style:font-name="Arial" fo:font-size="12pt" fo:language="ca" fo:country="ES" fo:font-weight="normal" officeooo:paragraph-rsid="0008a22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808080" style:font-name="Arial" fo:font-size="12pt" fo:language="ca" fo:country="ES" fo:font-weight="normal" officeooo:rsid="000c05b2" officeooo:paragraph-rsid="000c05b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style:line-height-at-least="0.476cm" fo:text-align="start" style:justify-single-word="false" fo:text-indent="0cm" style:auto-text-indent="false" fo:padding="0cm" fo:border="none"/>
      <style:text-properties style:font-name="Times New Roman" fo:font-size="10pt" fo:language="ca" fo:country="ES" fo:font-style="normal" officeooo:paragraph-rsid="002e851e" style:font-size-asian="10pt" style:font-style-asian="normal" style:font-size-complex="10pt" style:font-style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10pt" fo:letter-spacing="normal" fo:language="ca" fo:country="ES" fo:font-style="normal" fo:font-weight="normal" officeooo:rsid="0024fcde" officeooo:paragraph-rsid="002e851e" style:font-size-asian="10pt" style:font-style-asian="normal" style:font-size-complex="10pt" style:font-style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10pt" fo:letter-spacing="normal" fo:language="ca" fo:country="ES" fo:font-style="normal" fo:font-weight="normal" officeooo:rsid="0027816e" officeooo:paragraph-rsid="002e851e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center" style:justify-single-word="false"/>
      <style:text-properties fo:color="#ffffff" style:font-name="Arial" fo:language="ca" fo:country="ES" fo:font-weight="bold" officeooo:paragraph-rsid="0008a22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fffff" style:font-name="Arial" fo:font-size="14pt" fo:language="ca" fo:country="ES" fo:font-weight="bold" officeooo:rsid="000c05b2" officeooo:paragraph-rsid="000c05b2" style:font-size-asian="14pt" style:font-weight-asian="bold" style:font-size-complex="14pt" style:font-weight-complex="bold"/>
    </style:style>
    <style:style style:name="P9" style:family="paragraph" style:parent-style-name="Standard">
      <style:text-properties fo:language="ca" fo:country="ES" officeooo:paragraph-rsid="0008a229"/>
    </style:style>
    <style:style style:name="P10" style:family="paragraph" style:parent-style-name="Standard">
      <style:text-properties fo:language="ca" fo:country="ES" officeooo:rsid="0019582d" officeooo:paragraph-rsid="0019582d"/>
    </style:style>
    <style:style style:name="P11" style:family="paragraph" style:parent-style-name="Standard">
      <loext:graphic-properties draw:fill="solid" draw:fill-color="#ffff99" draw:opacity="100%"/>
      <style:paragraph-properties fo:background-color="#ffff99"/>
      <style:text-properties fo:language="ca" fo:country="ES" fo:font-style="italic" fo:background-color="transparent" style:font-style-asian="italic" style:font-style-complex="italic"/>
    </style:style>
    <style:style style:name="P12" style:family="paragraph" style:parent-style-name="Standard">
      <style:text-properties style:font-name="arial" fo:font-size="10pt" fo:language="ca" fo:country="ES" officeooo:rsid="0024fcde" officeooo:paragraph-rsid="0024fcde" style:font-size-asian="10pt" style:font-size-complex="10pt"/>
    </style:style>
    <style:style style:name="P13" style:family="paragraph" style:parent-style-name="Standard">
      <style:text-properties style:font-name="arial" fo:font-size="10pt" fo:language="ca" fo:country="ES" officeooo:rsid="002fed1a" officeooo:paragraph-rsid="002fed1a" style:font-size-asian="10pt" style:font-size-complex="10pt"/>
    </style:style>
    <style:style style:name="P14" style:family="paragraph" style:parent-style-name="Standard">
      <style:text-properties style:font-name="Arial" fo:font-size="11pt" fo:language="ca" fo:country="ES" fo:font-style="normal" officeooo:rsid="000db590" officeooo:paragraph-rsid="00146b80" fo:background-color="#ffff99" style:font-size-asian="11pt" style:font-style-asian="normal" style:font-size-complex="11pt" style:font-style-complex="normal"/>
    </style:style>
    <style:style style:name="P15" style:family="paragraph" style:parent-style-name="Standard">
      <style:text-properties style:font-name="Arial" fo:font-size="11pt" fo:language="ca" fo:country="ES" fo:font-style="normal" officeooo:paragraph-rsid="0008807d" style:font-size-asian="11pt" style:font-style-asian="normal" style:font-size-complex="11pt" style:font-style-complex="normal"/>
    </style:style>
    <style:style style:name="P16" style:family="paragraph" style:parent-style-name="Standard">
      <style:text-properties style:font-name="Arial" fo:font-size="10pt" fo:language="ca" fo:country="ES" style:font-size-asian="10pt" style:font-size-complex="10pt"/>
    </style:style>
    <style:style style:name="P17" style:family="paragraph" style:parent-style-name="Standard">
      <style:text-properties style:font-name="Arial" fo:font-size="10pt" fo:language="ca" fo:country="ES" fo:font-style="normal" officeooo:paragraph-rsid="0008807d" style:font-size-asian="8.75pt" style:font-style-asian="normal" style:font-size-complex="10pt" style:font-style-complex="normal"/>
    </style:style>
    <style:style style:name="P18" style:family="paragraph" style:parent-style-name="Text_20_body">
      <style:text-properties fo:font-variant="normal" fo:text-transform="none" fo:color="#000000" style:font-name="arial" fo:font-size="10pt" fo:letter-spacing="normal" fo:language="ca" fo:country="ES" fo:font-style="normal" fo:font-weight="normal" officeooo:rsid="002b02e9" officeooo:paragraph-rsid="002e851e" style:font-size-asian="10pt" style:font-style-asian="normal" style:font-size-complex="10pt" style:font-style-complex="normal"/>
    </style:style>
    <style:style style:name="P19" style:family="paragraph" style:parent-style-name="Text_20_body">
      <style:text-properties fo:font-variant="normal" fo:text-transform="none" fo:color="#000000" style:font-name="arial" fo:font-size="10pt" fo:letter-spacing="normal" fo:language="ca" fo:country="ES" fo:font-style="normal" fo:font-weight="normal" officeooo:rsid="0024fcde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>
      <style:text-properties fo:font-variant="normal" fo:text-transform="none" fo:color="#000000" style:font-name="arial" fo:font-size="10pt" fo:letter-spacing="normal" fo:language="ca" fo:country="ES" fo:font-style="normal" fo:font-weight="normal" officeooo:rsid="0030653a" officeooo:paragraph-rsid="0030653a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">
      <style:text-properties fo:font-variant="normal" fo:text-transform="none" fo:color="#000000" style:font-name="arial" fo:font-size="10pt" fo:letter-spacing="normal" fo:language="ca" fo:country="ES" fo:font-style="normal" fo:font-weight="normal" officeooo:rsid="00316285" officeooo:paragraph-rsid="0031628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 style:list-style-name="L1">
      <loext:graphic-properties draw:fill="solid" draw:fill-color="#ffff99" draw:opacity="100%"/>
      <style:paragraph-properties fo:background-color="#ffff99"/>
      <style:text-properties fo:language="ca" fo:country="ES" fo:font-style="italic" fo:background-color="transparent" style:font-style-asian="italic" style:font-style-complex="italic"/>
    </style:style>
    <style:style style:name="P23" style:family="paragraph" style:parent-style-name="Heading_20_1">
      <loext:graphic-properties draw:fill="solid" draw:fill-color="#c0c0c0" draw:opacity="100%"/>
      <style:paragraph-properties fo:text-align="justify" style:justify-single-word="false" fo:background-color="#c0c0c0" style:shadow="none">
        <style:tab-stops/>
      </style:paragraph-properties>
      <style:text-properties fo:language="ca" fo:country="ES" fo:background-color="#c0c0c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229" style:font-weight-asian="bold" style:font-weight-complex="bold"/>
    </style:style>
    <style:style style:name="T3" style:family="text">
      <style:text-properties fo:font-variant="normal" fo:text-transform="none" fo:color="#222222" style:font-name="arial" fo:font-size="12pt" fo:letter-spacing="normal" fo:font-weight="bold" officeooo:rsid="002e851e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222222" style:font-name="arial" fo:font-size="12pt" fo:letter-spacing="normal" fo:font-weight="bold" officeooo:rsid="000f23db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222222" style:font-name="arial" fo:letter-spacing="normal" fo:font-style="italic" fo:font-weight="normal" officeooo:rsid="000f23db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222222" style:font-name="arial" fo:letter-spacing="normal" fo:font-style="italic" fo:font-weight="normal" officeooo:rsid="0008807d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222222" style:font-name="arial" fo:letter-spacing="normal" fo:font-style="italic" fo:font-weight="normal" officeooo:rsid="0030653a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222222" style:font-name="arial" fo:letter-spacing="normal" fo:font-style="italic" fo:font-weight="bold" officeooo:rsid="0024fcde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222222" style:font-name="arial" fo:letter-spacing="normal" fo:font-style="italic" fo:font-weight="bold" officeooo:rsid="001cac35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222222" style:font-name="arial" fo:letter-spacing="normal" fo:font-weight="normal" officeooo:rsid="000f23db" style:font-weight-asian="bold" style:font-weight-complex="bold"/>
    </style:style>
    <style:style style:name="T11" style:family="text">
      <style:text-properties fo:font-variant="normal" fo:text-transform="none" fo:color="#222222" style:font-name="arial" fo:letter-spacing="normal" fo:font-weight="normal" officeooo:rsid="0024fcde" style:font-weight-asian="bold" style:font-weight-complex="bold"/>
    </style:style>
    <style:style style:name="T12" style:family="text">
      <style:text-properties fo:font-variant="normal" fo:text-transform="none" fo:color="#222222" fo:font-size="12pt" fo:letter-spacing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22222" fo:font-size="12pt" fo:letter-spacing="normal" fo:font-weight="bold" officeooo:rsid="002e851e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222222" fo:font-size="10pt" fo:letter-spacing="normal" fo:font-style="italic" fo:font-weight="normal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fo:font-variant="normal" fo:text-transform="none" fo:color="#222222" fo:font-size="10pt" fo:letter-spacing="normal" fo:font-style="italic" fo:font-weight="normal" officeooo:rsid="0008807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fo:font-variant="normal" fo:text-transform="none" fo:color="#222222" fo:font-size="10pt" fo:letter-spacing="normal" fo:font-style="italic" fo:font-weight="normal" officeooo:rsid="0030653a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font-variant="normal" fo:text-transform="none" fo:color="#222222" fo:font-size="10pt" fo:letter-spacing="normal" fo:font-style="italic" fo:font-weight="bold" officeooo:rsid="0024fcde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fo:font-variant="normal" fo:text-transform="none" fo:color="#222222" fo:font-size="10pt" fo:letter-spacing="normal" fo:font-style="italic" fo:font-weight="bold" officeooo:rsid="001cac35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font-variant="normal" fo:text-transform="none" fo:color="#222222" fo:font-size="10pt" fo:letter-spacing="normal" fo:font-weight="normal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222222" fo:font-size="10pt" fo:letter-spacing="normal" fo:font-weight="normal" officeooo:rsid="000f23db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222222" fo:font-size="10pt" fo:letter-spacing="normal" fo:font-weight="normal" officeooo:rsid="0024fcde" style:font-size-asian="10pt" style:font-weight-asian="bold" style:font-size-complex="10pt" style:font-weight-complex="bold"/>
    </style:style>
    <style:style style:name="T22" style:family="text">
      <style:text-properties officeooo:rsid="0008a229"/>
    </style:style>
    <style:style style:name="T23" style:family="text">
      <style:text-properties officeooo:rsid="0019582d"/>
    </style:style>
    <style:style style:name="T24" style:family="text">
      <style:text-properties officeooo:rsid="002302af"/>
    </style:style>
    <style:style style:name="T25" style:family="text">
      <style:text-properties officeooo:rsid="0027816e"/>
    </style:style>
    <style:style style:name="T26" style:family="text">
      <style:text-properties officeooo:rsid="00293618"/>
    </style:style>
    <style:style style:name="T27" style:family="text">
      <style:text-properties officeooo:rsid="002e851e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officeooo:rsid="003152c3"/>
    </style:style>
    <style:style style:name="T30" style:family="text">
      <style:text-properties officeooo:rsid="003162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" table:style-name="Taula5">
        <table:table-column table:style-name="Taula5.A"/>
        <table:table-column table:style-name="Taula5.B"/>
        <table:table-row table:style-name="Taula5.1">
          <table:table-cell table:style-name="Taula5.A1" office:value-type="string">
            <text:p text:style-name="P7">CFGS DA<text:span text:style-name="T22">M</text:span></text:p>
          </table:table-cell>
          <table:table-cell table:style-name="Taula5.B1" office:value-type="string">
            <text:p text:style-name="P8"><text:span text:style-name="T24">UF1</text:span> - <text:span text:style-name="T24">Pe1</text:span></text:p>
          </table:table-cell>
        </table:table-row>
        <table:table-row table:style-name="Taula5.2">
          <table:table-cell table:style-name="Taula5.A2" table:number-columns-spanned="2" office:value-type="string">
            <text:p text:style-name="P2"><text:span text:style-name="T2">M08</text:span><text:span text:style-name="T22"> – Programació Multimèdia i Dispositius Mòbils</text:span><text:span text:style-name="T2"> </text:span></text:p>
            <text:p text:style-name="P3">Professor<text:span text:style-name="T23">s</text:span>: <text:span text:style-name="T23">Ramon Murillo, </text:span>Albert Mallada</text:p>
          </table:table-cell>
          <table:covered-table-cell/>
        </table:table-row>
      </table:table>
      <text:p text:style-name="P9"/>
      <text:p text:style-name="P11">Normes d'entrega: <text:s/></text:p>
      <text:list xml:id="list6886835978462282190" text:style-name="L1">
        <text:list-item>
          <text:p text:style-name="P22">Entrega: <text:span text:style-name="T29">al Moodle en</text:span> un <text:span text:style-name="T1">zip</text:span> amb tot el projecte sense el directoris <text:span text:style-name="T24">build</text:span>/</text:p>
        </text:list-item>
      </text:list>
      <text:p text:style-name="P10"/>
      <text:h text:style-name="P23" text:outline-level="1"><text:s/>UF1</text:h>
      <text:p text:style-name="P14"/>
      <text:p text:style-name="P4"><text:span text:style-name="T3">1</text:span><text:span text:style-name="T4">- </text:span><text:span text:style-name="T5"><text:s/></text:span><text:span text:style-name="T10">Pantalla </text:span><text:span text:style-name="T11">Configuració </text:span><text:span text:style-name="T6">(</text:span><text:span text:style-name="T7">4</text:span><text:span text:style-name="T6"> punts) </text:span><text:span text:style-name="T8">Config</text:span><text:span text:style-name="T9">Activity</text:span></text:p>
      <text:p text:style-name="P5"/>
      <text:p text:style-name="P6">Cal implementar els següents elements: </text:p>
      <text:p text:style-name="P6">- Spinner carregar array amb 3 opcions d'imatges de fons que es mostraran a la pantalla de <text:span text:style-name="T26">J</text:span>oc.</text:p>
      <text:p text:style-name="P6">- SeekBar <text:s/>: entre 0-25 nivell fàcil</text:p>
      <text:p text:style-name="P6"><text:tab/>entre 26-75 nivell mig</text:p>
      <text:p text:style-name="P6"><text:tab/>entre 76-100 nivell alt</text:p>
      <text:p text:style-name="P6">- <text:span text:style-name="T27">Button: Fes una crida a JocActivity</text:span></text:p>
      <text:p text:style-name="P6"/>
      <text:p text:style-name="P6">Mostr<text:span text:style-name="T26">a</text:span> el nivell a la pantalla de Configuració que després apareixerà a la pantalla de Joc</text:p>
      <text:p text:style-name="P6"/>
      <text:p text:style-name="P18">NOTA: Utilitzeu el Bundle per fer el pas de paràmetres</text:p>
      <text:p text:style-name="P17"/>
      <text:p text:style-name="P15"><text:span text:style-name="T13">2</text:span><text:span text:style-name="T12">- </text:span><text:span text:style-name="T14"><text:s/></text:span><text:span text:style-name="T19">Pantalla</text:span><text:span text:style-name="T20"> </text:span><text:span text:style-name="T21">Joc </text:span><text:span text:style-name="T20"><text:s/></text:span><text:span text:style-name="T15">(</text:span><text:span text:style-name="T16">4</text:span><text:span text:style-name="T15"> punts) </text:span><text:span text:style-name="T17">Joc</text:span><text:span text:style-name="T18">Activity</text:span></text:p>
      <text:p text:style-name="P16"/>
      <text:p text:style-name="P12">Joc de les parelles: <text:span text:style-name="T25">tens 4 parellesde cartes tapades i el joc consisteix en endivinar les parelles en el mínim nombre d'intents. Les cartes es destapen de 2 en 2 i si no s'encerta la parella es tornen a tapar, quan s'encerta la parella es queden visibles.</text:span></text:p>
      <text:p text:style-name="P13">Al finalitzar el joc es mostrarà el nombre d'intents.</text:p>
      <text:p text:style-name="P12"/>
      <text:p text:style-name="P13">Que hauràs de mostrar al Layout:</text:p>
      <text:p text:style-name="P13">- Nivell</text:p>
      <text:p text:style-name="P13">- Les parelles de cartes (podeu partir d'un ArrayList fixe)</text:p>
      <text:p text:style-name="P13">- 3 Button: <text:s/><text:tab/>Configuració: va a la pantalla de configuració</text:p>
      <text:p text:style-name="P13"><text:tab/><text:tab/>Tornar a jugar : reiniciar el Joc</text:p>
      <text:p text:style-name="P13"><text:tab/><text:tab/>Sortir: Tancar l'aplicació (amb el mètode finish() de l'Activity )</text:p>
      <text:p text:style-name="P12"/>
      <text:p text:style-name="P19"/>
      <text:p text:style-name="P20"><text:span text:style-name="T28">3-</text:span> Implementació dels Layouts <text:span text:style-name="T30">(2 punts)</text:span></text:p>
      <text:p text:style-name="P21">Només es valorarà la funcionalitat, no el disse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1.138cm" fo:margin-right="0cm" fo:margin-top="0cm" fo:margin-bottom="0cm" loext:contextual-spacing="false" fo:text-indent="0cm" style:auto-text-indent="false"/>
      <style:text-properties style:font-name="Helvetica" fo:font-size="7pt" fo:language="ca" fo:country="ES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graphics1" text:anchor-type="paragraph" svg:x="13.811cm" svg:y="-0.333cm" svg:width="4.203cm" svg:height="1.577cm" draw:z-index="1"><draw:image xlink:href="Pictures/10000201000003200000012C8F6DA9539D80CD08.png" xlink:type="simple" xlink:show="embed" xlink:actuate="onLoad"/></draw:frame><draw:frame draw:style-name="Mfr2" draw:name="gràfics1" text:anchor-type="char" svg:x="0.039cm" svg:y="-0.021cm" svg:width="1.055cm" svg:height="1.143cm" draw:z-index="0"><draw:image xlink:href="Pictures/10000000000001120000012987AA946B15B373FE.jpg" xlink:type="simple" xlink:show="embed" xlink:actuate="onLoad"/></draw:frame>Generalitat de Catalunya</text:p>
        <text:p text:style-name="MP1">Departament d'Educació</text:p>
        <text:p text:style-name="MP1">Institut Provençan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bils </meta:initial-creator>
    <meta:creation-date>2012-11-13T18:20:50</meta:creation-date>
    <dc:date>2016-12-13T12:09:00.619000000</dc:date>
    <meta:editing-duration>PT4H39M29S</meta:editing-duration>
    <meta:editing-cycles>58</meta:editing-cycles>
    <meta:generator>LibreOffice/5.2.2.2$Windows_x86 LibreOffice_project/8f96e87c890bf8fa77463cd4b640a2312823f3ad</meta:generator>
    <meta:document-statistic meta:table-count="1" meta:image-count="2" meta:object-count="0" meta:page-count="1" meta:paragraph-count="30" meta:word-count="239" meta:character-count="1419" meta:non-whitespace-character-count="1193"/>
  </office:meta>
</office:document-meta>
</file>